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32"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33"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38"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39"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43"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44"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45"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46"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4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48"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49"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5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51"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52" style:family="paragraph" style:parent-style-name="Standard">
      <style:text-properties fo:font-size="10pt" fo:language="en" fo:country="GB"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53"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54"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5"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56"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57"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58"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59"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60"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61"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6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6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6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6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66"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67"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68"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69"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70"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71"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72"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73"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74"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75"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76"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77"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78"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79"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80"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81"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82" style:family="paragraph" style:parent-style-name="Standard">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83"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84"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85"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86" style:family="paragraph" style:parent-style-name="Standard">
      <style:text-properties fo:language="en" fo:country="GB" fo:font-weight="normal" officeooo:rsid="0065de88" officeooo:paragraph-rsid="0065de88" style:font-weight-asian="normal" style:font-weight-complex="normal"/>
    </style:style>
    <style:style style:name="P87" style:family="paragraph" style:parent-style-name="Standard">
      <style:text-properties fo:language="en" fo:country="GB" officeooo:rsid="0019a023" officeooo:paragraph-rsid="0019a023"/>
    </style:style>
    <style:style style:name="P88" style:family="paragraph" style:parent-style-name="Standard">
      <style:text-properties fo:language="en" fo:country="GB" officeooo:rsid="0018b04a" officeooo:paragraph-rsid="002201b9"/>
    </style:style>
    <style:style style:name="P89" style:family="paragraph" style:parent-style-name="Standard">
      <style:text-properties fo:language="en" fo:country="GB" officeooo:paragraph-rsid="004eac4a"/>
    </style:style>
    <style:style style:name="P90" style:family="paragraph" style:parent-style-name="Standard">
      <style:text-properties fo:language="en" fo:country="GB" officeooo:paragraph-rsid="005496a0"/>
    </style:style>
    <style:style style:name="P91" style:family="paragraph" style:parent-style-name="Standard">
      <style:text-properties fo:language="en" fo:country="GB" officeooo:rsid="005a0f9d" officeooo:paragraph-rsid="005a0f9d"/>
    </style:style>
    <style:style style:name="P92" style:family="paragraph" style:parent-style-name="Standard">
      <style:text-properties fo:language="en" fo:country="GB" fo:font-weight="bold" officeooo:rsid="005ecf75" officeooo:paragraph-rsid="005ecf75" style:font-weight-asian="bold" style:font-weight-complex="bold"/>
    </style:style>
    <style:style style:name="P93" style:family="paragraph" style:parent-style-name="Standard">
      <style:paragraph-properties fo:text-align="start" style:justify-single-word="false"/>
      <style:text-properties fo:language="en" fo:country="GB" officeooo:paragraph-rsid="007f5992"/>
    </style:style>
    <style:style style:name="P94" style:family="paragraph" style:parent-style-name="Standard">
      <style:paragraph-properties fo:text-align="start" style:justify-single-word="false"/>
      <style:text-properties fo:language="en" fo:country="GB" officeooo:paragraph-rsid="00805409"/>
    </style:style>
    <style:style style:name="P95" style:family="paragraph" style:parent-style-name="Standard">
      <style:text-properties fo:language="en" fo:country="GB" officeooo:rsid="00958775" officeooo:paragraph-rsid="00958775"/>
    </style:style>
    <style:style style:name="P96"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97"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98"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99" style:family="paragraph" style:parent-style-name="Standard">
      <style:text-properties officeooo:rsid="00a032ab" officeooo:paragraph-rsid="00a032ab"/>
    </style:style>
    <style:style style:name="P100" style:family="paragraph" style:parent-style-name="Standard">
      <style:text-properties officeooo:paragraph-rsid="00b85763"/>
    </style:style>
    <style:style style:name="P101"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02" style:family="paragraph" style:parent-style-name="Standard" style:list-style-name="L2">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03" style:family="paragraph" style:parent-style-name="Standard" style:list-style-name="L2">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04" style:family="paragraph" style:parent-style-name="Standard" style:list-style-name="L2">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05" style:family="paragraph" style:parent-style-name="Standard" style:list-style-name="L2">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06" style:family="paragraph" style:parent-style-name="Standard" style:list-style-name="L2">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07" style:family="paragraph" style:parent-style-name="Standard" style:list-style-name="L2">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08" style:family="paragraph" style:parent-style-name="Standard" style:list-style-name="L2">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09" style:family="paragraph" style:parent-style-name="Standard" style:list-style-name="L2">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10" style:family="paragraph" style:parent-style-name="Standard" style:list-style-name="L2">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11" style:family="paragraph" style:parent-style-name="Standard" style:list-style-name="L2">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12" style:family="paragraph" style:parent-style-name="Standard" style:list-style-name="L3">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13" style:family="paragraph" style:parent-style-name="Standard" style:list-style-name="L4">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14" style:family="paragraph" style:parent-style-name="Standard" style:list-style-name="L4">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115" style:family="paragraph" style:parent-style-name="Standard" style:list-style-name="L5">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16" style:family="paragraph" style:parent-style-name="Standard" style:list-style-name="L5">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17"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18" style:family="paragraph" style:parent-style-name="Standard" style:list-style-name="L6">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19" style:family="paragraph" style:parent-style-name="Standard" style:list-style-name="L7">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0" style:family="paragraph" style:parent-style-name="Standard" style:list-style-name="L7">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1" style:family="paragraph" style:parent-style-name="Standard" style:list-style-name="L7">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2" style:family="paragraph" style:parent-style-name="Standard" style:list-style-name="L7">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3" style:family="paragraph" style:parent-style-name="Standard" style:list-style-name="L7">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24" style:family="paragraph" style:parent-style-name="Standard" style:list-style-name="L8">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25" style:family="paragraph" style:parent-style-name="Standard" style:list-style-name="L8">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26" style:family="paragraph" style:parent-style-name="Standard" style:list-style-name="L8">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27" style:family="paragraph" style:parent-style-name="Standard" style:list-style-name="L8">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28" style:family="paragraph" style:parent-style-name="Standard" style:list-style-name="L10">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29" style:family="paragraph" style:parent-style-name="Standard" style:list-style-name="L10">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30" style:family="paragraph" style:parent-style-name="Standard" style:list-style-name="L12">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31" style:family="paragraph" style:parent-style-name="Standard" style:list-style-name="L12">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32" style:family="paragraph" style:parent-style-name="Standard" style:list-style-name="L12">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33"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134" style:family="paragraph" style:parent-style-name="Standard" style:list-style-name="L2">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35" style:family="paragraph" style:parent-style-name="Standard" style:list-style-name="L2">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36" style:family="paragraph" style:parent-style-name="Standard" style:list-style-name="L2">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37" style:family="paragraph" style:parent-style-name="Standard" style:list-style-name="L5">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38" style:family="paragraph" style:parent-style-name="Standard" style:list-style-name="L8">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39" style:family="paragraph" style:parent-style-name="Standard" style:list-style-name="L8">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40" style:family="paragraph" style:parent-style-name="Standard" style:list-style-name="L9">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41" style:family="paragraph" style:parent-style-name="Standard" style:list-style-name="L10">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42" style:family="paragraph" style:parent-style-name="Standard" style:list-style-name="L10">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43" style:family="paragraph" style:parent-style-name="Standard" style:list-style-name="L11">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44" style:family="paragraph" style:parent-style-name="Standard" style:list-style-name="L11">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45" style:family="paragraph" style:parent-style-name="Standard" style:list-style-name="L11">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46" style:family="paragraph" style:parent-style-name="Standard" style:list-style-name="L11">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47" style:family="paragraph" style:parent-style-name="Standard" style:list-style-name="L11">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48" style:family="paragraph" style:parent-style-name="Standard" style:list-style-name="L11">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49" style:family="paragraph" style:parent-style-name="Standard" style:list-style-name="L11">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50"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151" style:family="paragraph" style:parent-style-name="Standard" style:list-style-name="L2">
      <style:text-properties officeooo:paragraph-rsid="00d736e8"/>
    </style:style>
    <style:style style:name="P152" style:family="paragraph" style:parent-style-name="Standard" style:list-style-name="L2">
      <style:text-properties officeooo:paragraph-rsid="00a885ad"/>
    </style:style>
    <style:style style:name="P153" style:family="paragraph" style:parent-style-name="Standard" style:list-style-name="L3">
      <style:text-properties officeooo:paragraph-rsid="00b1e647"/>
    </style:style>
    <style:style style:name="P154" style:family="paragraph" style:parent-style-name="Standard" style:list-style-name="L3">
      <style:text-properties officeooo:rsid="00b1e6ff" officeooo:paragraph-rsid="00b1e6ff"/>
    </style:style>
    <style:style style:name="P155" style:family="paragraph" style:parent-style-name="Standard" style:list-style-name="L4">
      <style:text-properties fo:language="en" fo:country="GB" officeooo:paragraph-rsid="002c7bfa"/>
    </style:style>
    <style:style style:name="P156" style:family="paragraph" style:parent-style-name="Standard" style:list-style-name="L4">
      <style:text-properties fo:language="en" fo:country="GB" fo:font-weight="normal" officeooo:rsid="003fcacc" officeooo:paragraph-rsid="003fcacc" style:font-weight-asian="normal" style:font-weight-complex="normal"/>
    </style:style>
    <style:style style:name="P157" style:family="paragraph" style:parent-style-name="Standard" style:list-style-name="L8">
      <style:text-properties fo:language="en" fo:country="GB" officeooo:paragraph-rsid="00354afb"/>
    </style:style>
    <style:style style:name="P158" style:family="paragraph" style:parent-style-name="Standard" style:list-style-name="L8">
      <style:text-properties fo:language="en" fo:country="GB" officeooo:paragraph-rsid="003c07e3"/>
    </style:style>
    <style:style style:name="P159" style:family="paragraph" style:parent-style-name="Standard" style:list-style-name="L9">
      <style:text-properties fo:language="en" fo:country="GB" officeooo:paragraph-rsid="0040684e"/>
    </style:style>
    <style:style style:name="P160" style:family="paragraph" style:parent-style-name="Standard" style:list-style-name="L9">
      <style:text-properties fo:language="en" fo:country="GB" fo:font-style="normal" fo:font-weight="normal" officeooo:rsid="0040684e" officeooo:paragraph-rsid="0040684e" style:font-style-asian="normal" style:font-weight-asian="normal" style:font-style-complex="normal" style:font-weight-complex="normal"/>
    </style:style>
    <style:style style:name="P161" style:family="paragraph" style:parent-style-name="Standard" style:list-style-name="L9">
      <style:text-properties fo:language="en" fo:country="GB" fo:font-style="normal" fo:font-weight="normal" officeooo:rsid="0041f433" officeooo:paragraph-rsid="0041f433" style:font-style-asian="normal" style:font-weight-asian="normal" style:font-style-complex="normal" style:font-weight-complex="normal"/>
    </style:style>
    <style:style style:name="P162" style:family="paragraph" style:parent-style-name="Standard" style:list-style-name="L11">
      <style:text-properties fo:language="en" fo:country="GB" officeooo:paragraph-rsid="005496a0"/>
    </style:style>
    <style:style style:name="P163" style:family="paragraph" style:parent-style-name="Standard" style:list-style-name="L11">
      <style:text-properties fo:language="en" fo:country="GB" officeooo:paragraph-rsid="0071bea0"/>
    </style:style>
    <style:style style:name="P164" style:family="paragraph" style:parent-style-name="Standard" style:list-style-name="L11">
      <style:text-properties fo:language="en" fo:country="GB" officeooo:paragraph-rsid="005f7b3f"/>
    </style:style>
    <style:style style:name="P165" style:family="paragraph" style:parent-style-name="Standard" style:list-style-name="L11">
      <style:text-properties fo:language="en" fo:country="GB" officeooo:rsid="005496a0" officeooo:paragraph-rsid="005496a0"/>
    </style:style>
    <style:style style:name="P166" style:family="paragraph" style:parent-style-name="Standard" style:list-style-name="L11">
      <style:text-properties fo:language="en" fo:country="GB" officeooo:rsid="005496a0" officeooo:paragraph-rsid="0071bea0"/>
    </style:style>
    <style:style style:name="P167" style:family="paragraph" style:parent-style-name="Standard" style:list-style-name="L11">
      <style:text-properties fo:language="en" fo:country="GB" officeooo:rsid="005496a0" officeooo:paragraph-rsid="005f7b3f"/>
    </style:style>
    <style:style style:name="P168" style:family="paragraph" style:parent-style-name="Standard" style:list-style-name="L10">
      <style:text-properties fo:language="en" fo:country="GB" officeooo:paragraph-rsid="00678dac"/>
    </style:style>
    <style:style style:name="P169" style:family="paragraph" style:parent-style-name="Standard" style:list-style-name="L10">
      <style:text-properties fo:language="en" fo:country="GB" fo:font-weight="bold" officeooo:paragraph-rsid="00678dac" style:font-weight-asian="bold" style:font-weight-complex="bold"/>
    </style:style>
    <style:style style:name="P170" style:family="paragraph" style:parent-style-name="Standard" style:list-style-name="L11">
      <style:text-properties fo:language="en" fo:country="GB" fo:font-weight="bold" officeooo:paragraph-rsid="005f7b3f" style:font-weight-asian="bold" style:font-weight-complex="bold"/>
    </style:style>
    <style:style style:name="P171" style:family="paragraph" style:parent-style-name="Standard" style:list-style-name="L5">
      <style:text-properties officeooo:paragraph-rsid="00b85763"/>
    </style:style>
    <style:style style:name="P172" style:family="paragraph" style:parent-style-name="Standard">
      <style:text-properties officeooo:paragraph-rsid="009c936d"/>
    </style:style>
    <style:style style:name="P173" style:family="paragraph" style:parent-style-name="Standard">
      <style:text-properties officeooo:rsid="00dcd607" officeooo:paragraph-rsid="00dcd607"/>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9"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20"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1"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2" style:family="text">
      <style:text-properties fo:font-size="10pt" fo:font-style="normal" fo:font-weight="bold"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2"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3" style:family="text">
      <style:text-properties fo:font-size="10pt" fo:font-style="normal" style:font-size-asian="8.75pt" style:font-style-asian="normal" style:font-size-complex="10pt" style:font-style-complex="normal"/>
    </style:style>
    <style:style style:name="T44" style:family="text">
      <style:text-properties fo:font-size="10pt" fo:font-style="normal" officeooo:rsid="002003d8" style:font-size-asian="8.75pt" style:font-style-asian="normal" style:font-size-complex="10pt" style:font-style-complex="normal"/>
    </style:style>
    <style:style style:name="T45" style:family="text">
      <style:text-properties fo:font-size="10pt" fo:font-style="normal" officeooo:rsid="00d94888" style:font-size-asian="8.75pt" style:font-style-asian="normal" style:font-size-complex="10pt" style:font-style-complex="normal"/>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officeooo:rsid="005c20d8" style:font-size-asian="10pt" style:font-style-asian="normal" style:font-size-complex="10pt" style:font-style-complex="normal"/>
    </style:style>
    <style:style style:name="T48" style:family="text">
      <style:text-properties fo:font-size="10pt" fo:font-style="normal" officeooo:rsid="005896fe" style:font-size-asian="10pt" style:font-style-asian="normal" style:font-size-complex="10pt" style:font-style-complex="normal"/>
    </style:style>
    <style:style style:name="T49" style:family="text">
      <style:text-properties fo:font-size="10pt" fo:font-style="normal" officeooo:rsid="00521fb1" style:font-size-asian="10pt" style:font-style-asian="normal" style:font-size-complex="10pt" style:font-style-complex="normal"/>
    </style:style>
    <style:style style:name="T50" style:family="text">
      <style:text-properties fo:font-size="10pt" fo:font-style="normal" officeooo:rsid="005d186e" style:font-size-asian="10pt" style:font-style-asian="normal" style:font-size-complex="10pt" style:font-style-complex="normal"/>
    </style:style>
    <style:style style:name="T51" style:family="text">
      <style:text-properties fo:font-size="10pt" fo:font-style="normal" officeooo:rsid="005dbdb9" style:font-size-asian="10pt" style:font-style-asian="normal" style:font-size-complex="10pt" style:font-style-complex="normal"/>
    </style:style>
    <style:style style:name="T52" style:family="text">
      <style:text-properties fo:font-size="10pt" fo:font-style="normal" officeooo:rsid="005f7b3f" style:font-size-asian="10pt" style:font-style-asian="normal" style:font-size-complex="10pt" style:font-style-complex="normal"/>
    </style:style>
    <style:style style:name="T53" style:family="text">
      <style:text-properties fo:font-size="10pt" fo:font-style="normal" officeooo:rsid="00678dac" style:font-size-asian="10pt" style:font-style-asian="normal" style:font-size-complex="10pt" style:font-style-complex="normal"/>
    </style:style>
    <style:style style:name="T54" style:family="text">
      <style:text-properties fo:font-size="10pt" fo:font-style="normal" officeooo:rsid="00685075" style:font-size-asian="10pt" style:font-style-asian="normal" style:font-size-complex="10pt" style:font-style-complex="normal"/>
    </style:style>
    <style:style style:name="T55" style:family="text">
      <style:text-properties fo:font-size="10pt" fo:font-style="normal" officeooo:rsid="0068ed89" style:font-size-asian="10pt" style:font-style-asian="normal" style:font-size-complex="10pt" style:font-style-complex="normal"/>
    </style:style>
    <style:style style:name="T56" style:family="text">
      <style:text-properties fo:font-size="10pt" style:font-size-asian="10pt" style:font-size-complex="10pt"/>
    </style:style>
    <style:style style:name="T57" style:family="text">
      <style:text-properties fo:font-size="10pt" officeooo:rsid="0041f433" style:font-size-asian="10pt" style:font-size-complex="10pt"/>
    </style:style>
    <style:style style:name="T58" style:family="text">
      <style:text-properties fo:font-size="10pt" officeooo:rsid="004268e6" style:font-size-asian="10pt" style:font-size-complex="10pt"/>
    </style:style>
    <style:style style:name="T59" style:family="text">
      <style:text-properties fo:font-size="10pt" officeooo:rsid="00434b34" style:font-size-asian="10pt" style:font-size-complex="10pt"/>
    </style:style>
    <style:style style:name="T60" style:family="text">
      <style:text-properties fo:font-size="10pt" officeooo:rsid="00440d3e" style:font-size-asian="10pt" style:font-size-complex="10pt"/>
    </style:style>
    <style:style style:name="T61" style:family="text">
      <style:text-properties fo:font-size="10pt" officeooo:rsid="009d3120" style:font-size-asian="10pt" style:font-size-complex="10pt"/>
    </style:style>
    <style:style style:name="T62" style:family="text">
      <style:text-properties fo:font-size="10pt" officeooo:rsid="009ebc41" style:font-size-asian="10pt" style:font-size-complex="10pt"/>
    </style:style>
    <style:style style:name="T63" style:family="text">
      <style:text-properties fo:font-size="10pt" officeooo:rsid="00a032ab" style:font-size-asian="10pt" style:font-size-complex="10pt"/>
    </style:style>
    <style:style style:name="T64" style:family="text">
      <style:text-properties fo:font-size="10pt" officeooo:rsid="00a20451" style:font-size-asian="10pt" style:font-size-complex="10pt"/>
    </style:style>
    <style:style style:name="T65" style:family="text">
      <style:text-properties fo:font-size="10pt" officeooo:rsid="00d8280f" style:font-size-asian="10pt" style:font-size-complex="10pt"/>
    </style:style>
    <style:style style:name="T66" style:family="text">
      <style:text-properties fo:font-size="10pt" officeooo:rsid="00dcd607" style:font-size-asian="10pt" style:font-size-complex="10pt"/>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weight="bold" officeooo:rsid="00434b34" style:font-size-asian="10pt" style:font-weight-asian="bold" style:font-size-complex="10pt" style:font-weight-complex="bold"/>
    </style:style>
    <style:style style:name="T69"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81"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82"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83" style:family="text">
      <style:text-properties officeooo:rsid="0023594e"/>
    </style:style>
    <style:style style:name="T84" style:family="text">
      <style:text-properties officeooo:rsid="002a12f0"/>
    </style:style>
    <style:style style:name="T85" style:family="text">
      <style:text-properties fo:font-style="italic"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511993" style:font-style-asian="italic" style:font-weight-asian="bold" style:font-style-complex="italic" style:font-weight-complex="bold"/>
    </style:style>
    <style:style style:name="T88" style:family="text">
      <style:text-properties officeooo:rsid="00341214"/>
    </style:style>
    <style:style style:name="T89" style:family="text">
      <style:text-properties officeooo:rsid="00354afb"/>
    </style:style>
    <style:style style:name="T90" style:family="text">
      <style:text-properties officeooo:rsid="0036d342"/>
    </style:style>
    <style:style style:name="T91" style:family="text">
      <style:text-properties officeooo:rsid="00382085"/>
    </style:style>
    <style:style style:name="T92" style:family="text">
      <style:text-properties officeooo:rsid="003a5bbe"/>
    </style:style>
    <style:style style:name="T93" style:family="text">
      <style:text-properties officeooo:rsid="004f8ddc"/>
    </style:style>
    <style:style style:name="T94" style:family="text">
      <style:text-properties officeooo:rsid="00521fb1"/>
    </style:style>
    <style:style style:name="T95" style:family="text">
      <style:text-properties officeooo:rsid="00563f4c"/>
    </style:style>
    <style:style style:name="T96" style:family="text">
      <style:text-properties officeooo:rsid="005a0f9d"/>
    </style:style>
    <style:style style:name="T97" style:family="text">
      <style:text-properties officeooo:rsid="00641a46"/>
    </style:style>
    <style:style style:name="T98" style:family="text">
      <style:text-properties officeooo:rsid="0071bea0"/>
    </style:style>
    <style:style style:name="T99" style:family="text">
      <style:text-properties officeooo:rsid="0073bad4"/>
    </style:style>
    <style:style style:name="T100" style:family="text">
      <style:text-properties officeooo:rsid="00759d60"/>
    </style:style>
    <style:style style:name="T101" style:family="text">
      <style:text-properties officeooo:rsid="0078efdc"/>
    </style:style>
    <style:style style:name="T102" style:family="text">
      <style:text-properties officeooo:rsid="0079426a"/>
    </style:style>
    <style:style style:name="T103" style:family="text">
      <style:text-properties officeooo:rsid="007ab7a3"/>
    </style:style>
    <style:style style:name="T104" style:family="text">
      <style:text-properties officeooo:rsid="0088de51"/>
    </style:style>
    <style:style style:name="T105" style:family="text">
      <style:text-properties officeooo:rsid="008f168b"/>
    </style:style>
    <style:style style:name="T106" style:family="text">
      <style:text-properties officeooo:rsid="009369c3"/>
    </style:style>
    <style:style style:name="T107"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08"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09" style:family="text">
      <style:text-properties officeooo:rsid="009741e1"/>
    </style:style>
    <style:style style:name="T110" style:family="text">
      <style:text-properties fo:font-weight="normal" style:font-weight-asian="normal" style:font-weight-complex="normal"/>
    </style:style>
    <style:style style:name="T111" style:family="text">
      <style:text-properties fo:font-weight="normal" officeooo:rsid="00a516ed" style:font-weight-asian="normal" style:font-weight-complex="normal"/>
    </style:style>
    <style:style style:name="T112" style:family="text">
      <style:text-properties fo:font-weight="normal" officeooo:rsid="00a5609a" style:font-weight-asian="normal" style:font-weight-complex="normal"/>
    </style:style>
    <style:style style:name="T113" style:family="text">
      <style:text-properties officeooo:rsid="00a71e60"/>
    </style:style>
    <style:style style:name="T114" style:family="text">
      <style:text-properties officeooo:rsid="00b193f7"/>
    </style:style>
    <style:style style:name="T115" style:family="text">
      <style:text-properties officeooo:rsid="00b1e6ff"/>
    </style:style>
    <style:style style:name="T116" style:family="text">
      <style:text-properties officeooo:rsid="00b2c848"/>
    </style:style>
    <style:style style:name="T117" style:family="text">
      <style:text-properties officeooo:rsid="00b9e861"/>
    </style:style>
    <style:style style:name="T118" style:family="text">
      <style:text-properties officeooo:rsid="00c0db86"/>
    </style:style>
    <style:style style:name="T119" style:family="text">
      <style:text-properties officeooo:rsid="00c788fe"/>
    </style:style>
    <style:style style:name="T120" style:family="text">
      <style:text-properties officeooo:rsid="00ca16ab"/>
    </style:style>
    <style:style style:name="T121" style:family="text">
      <style:text-properties officeooo:rsid="00cb0b35"/>
    </style:style>
    <style:style style:name="T122" style:family="text">
      <style:text-properties officeooo:rsid="00cdf39b"/>
    </style:style>
    <style:style style:name="T123" style:family="text">
      <style:text-properties officeooo:rsid="00cf8c96"/>
    </style:style>
    <style:style style:name="T124" style:family="text">
      <style:text-properties officeooo:rsid="00cf95af"/>
    </style:style>
    <style:style style:name="T125" style:family="text">
      <style:text-properties officeooo:rsid="00d7c7f0"/>
    </style:style>
    <style:style style:name="T126" style:family="text">
      <style:text-properties style:text-position="sub 58%"/>
    </style:style>
    <style:style style:name="T127" style:family="text">
      <style:text-properties style:text-position="0% 100%"/>
    </style:style>
    <style:style style:name="T128" style:family="text">
      <style:text-properties officeooo:rsid="00e10f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NTRODUCTION</text:p>
      <text:p text:style-name="P67"/>
      <text:p text:style-name="P76">Problem Description</text:p>
      <text:p text:style-name="P28">From project assignment:</text:p>
      <text:p text:style-name="P28">Consider a punch’em videogame where your avatar meets two type of enemies: <text:span text:style-name="T2">minions</text:span> and <text:span text:style-name="T2">bosses</text:span>.</text:p>
      <text:p text:style-name="P28">Fighting either of them until defeat takes some time (see later on) and they arrive with some</text:p>
      <text:p text:style-name="P28">interarrival times. The rule of the game is such that you can fight only one opponent at a time. When</text:p>
      <text:p text:style-name="P28">you are fighting a minion and a boss arrives, you stop fighting the minion and fight the boss instead.</text:p>
      <text:p text:style-name="P28"/>
      <text:p text:style-name="P28">A fight lasts until the opponent is defeated. However, when you fight a boss, the minion that you were</text:p>
      <text:p text:style-name="P28">fighting earlier recovers some health, at a rate which is x% of the rate at which you deplete it when</text:p>
      <text:p text:style-name="P28">fighting it.</text:p>
      <text:p text:style-name="P28"/>
      <text:p text:style-name="P28">A defeated opponent leaves the game. Opponents of the same class queue up one after the other and</text:p>
      <text:p text:style-name="P28">are fought in a FIFO order.</text:p>
      <text:p text:style-name="P28"/>
      <text:p text:style-name="P28"/>
      <text:p text:style-name="P28"/>
      <text:p text:style-name="P76">Objectives</text:p>
      <text:p text:style-name="P28"><text:span text:style-name="T124">The objective for the project is to s</text:span>tudy the <text:span text:style-name="T2">number of minion and bosses fought in the unit of time</text:span> as a function of the arrival rates of both types of opponents. <text:span text:style-name="T124">Moreover s</text:span>tudy the <text:span text:style-name="T2">queueing time of both types of opponents</text:span>.</text:p>
      <text:p text:style-name="P28"/>
      <text:p text:style-name="P28">More in detail, at least the following scenarios must be evaluated:</text:p>
      <text:p text:style-name="P28">- Exponential distribution of the interarrival times for the opponents and fighting times.</text:p>
      <text:p text:style-name="P28"/>
      <text:p text:style-name="P28"/>
      <text:p text:style-name="P76">Performance Indexes</text:p>
      <text:p text:style-name="P29">In order to define a metric of performance of the objective, the following Performance Indexes are define:</text:p>
      <text:p text:style-name="P29"/>
      <text:list xml:id="list1300048962" text:style-name="L1">
        <text:list-item>
          <text:p text:style-name="P117"><text:span text:style-name="T2">Throughput T</text:span> : <text:span text:style-name="T128">Number of opponents defeated per unit of time</text:span> (two different Throughput for each kind of opponent: T<text:span text:style-name="T126">m</text:span><text:span text:style-name="T127"> and T</text:span><text:span text:style-name="T126">b</text:span>).</text:p>
        </text:list-item>
        <text:list-item>
          <text:p text:style-name="P101">The mean response time <text:span text:style-name="T2">E[R]</text:span>: is defined as mean time between the arrival of an opponent (minion or boss) and its defeat.</text:p>
        </text:list-item>
        <text:list-item>
          <text:p text:style-name="P101">The mean waiting time <text:span text:style-name="T2">E[W]</text:span>: is defined as mean time between the arrival of an opponent (minion or boss) and its turn to fight.</text:p>
        </text:list-item>
      </text:list>
      <text:p text:style-name="P51"/>
      <text:p text:style-name="P51"/>
      <text:p text:style-name="P51"/>
      <text:p text:style-name="P51"/>
      <text:p text:style-name="P51"/>
      <text:p text:style-name="P51"/>
      <text:p text:style-name="P68">MODELING</text:p>
      <text:p text:style-name="P85"/>
      <text:p text:style-name="P78">Introduction</text:p>
      <text:p text:style-name="P52">Describe the system.</text:p>
      <text:p text:style-name="P150"/>
      <text:p text:style-name="P172"><text:span text:style-name="T56">The system is modeled as a single player punch’em </text:span><text:span text:style-name="T61">videogame</text:span><text:span text:style-name="T56">, where </text:span><text:span text:style-name="T61">Boss and Minion bases send opponents </text:span><text:span text:style-name="T65">(new type of messages)</text:span><text:span text:style-name="T61"> to the Player, that fight against them trying to defeat as much opponents as possible during the game </text:span><text:span text:style-name="T62">(</text:span><text:span text:style-name="T66">the game has a</text:span><text:span text:style-name="T62"> </text:span><text:span text:style-name="T63">pre-</text:span><text:span text:style-name="T62">fixed time limit)</text:span><text:span text:style-name="T61">.</text:span></text:p>
      <text:p text:style-name="P173"><text:span text:style-name="T61">M</text:span><text:span text:style-name="T56">oreover there is a priority system that allow a boss to fight against </text:span></text:p>
      <text:p text:style-name="P99"><text:span text:style-name="T66">Moreover t</text:span><text:span text:style-name="T56">here is a priority system that detect </text:span><text:span text:style-name="T63">when a “</text:span><text:span text:style-name="T56">boss” opponent type arrives and let the player fight against him recovering a percentage (x%)</text:span><text:span text:style-name="T64"> and queuing</text:span><text:span text:style-name="T56"> a minion if the latter was in the heat of the battle. </text:span></text:p>
      <text:p text:style-name="P57"/>
      <text:p text:style-name="P79">General Assumptions</text:p>
      <text:p text:style-name="P55">General Assumption to better understand how the system work.</text:p>
      <text:p text:style-name="P32">The following general assumtions have been made:</text:p>
      <text:p text:style-name="P133"><text:soft-page-break/></text:p>
      <text:p text:style-name="P133"/>
      <text:list xml:id="list2621846745" text:style-name="L2">
        <text:list-item>
          <text:p text:style-name="P102"><text:span text:style-name="T4">O</text:span><text:span text:style-name="T3">pponents </text:span><text:span text:style-name="T5">serivce time is considered as their life</text:span></text:p>
          <text:list>
            <text:list-header>
              <text:p text:style-name="P103">The service time of an opponent (minion or boss) is defined as his life (is expressed in seconds).</text:p>
              <text:p text:style-name="P104">The service time could be exponential ditributed or constant.</text:p>
              <text:p text:style-name="P103">From later on the service time is a synonimous of life (also in the code implementation it is used the term “service time”<text:span text:style-name="T114">)</text:span>.</text:p>
            </text:list-header>
          </text:list>
        </text:list-item>
      </text:list>
      <text:p text:style-name="P38"/>
      <text:list xml:id="list170132387824292" text:continue-numbering="true" text:style-name="L2">
        <text:list-item>
          <text:p text:style-name="P151"><text:span text:style-name="T81">Interarrival </text:span><text:span text:style-name="T82">time</text:span></text:p>
          <text:p text:style-name="P135"><text:span text:style-name="T110">The time between the arrival of a new opponent </text:span><text:span text:style-name="T111">(interarrival time) </text:span><text:span text:style-name="T110">could be exponentially distributed </text:span><text:span text:style-name="T112">or</text:span><text:span text:style-name="T110"> constant.</text:span></text:p>
          <text:p text:style-name="P105"/>
        </text:list-item>
        <text:list-item>
          <text:p text:style-name="P134">Description of fights:</text:p>
          <text:list>
            <text:list-header>
              <text:p text:style-name="P107">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39"/>
      <text:list xml:id="list170132779649789" text:continue-numbering="true" text:style-name="L2">
        <text:list-item>
          <text:p text:style-name="P134">Recovering rate x:</text:p>
          <text:p text:style-name="P106">The standard recovering rate is computed with the following <text:span text:style-name="T115">steps:</text:span></text:p>
          <text:list>
            <text:list-item>
              <text:p text:style-name="P108">1. Compute the standard recovering rate from the original life (%)</text:p>
            </text:list-item>
            <text:list-item>
              <text:p text:style-name="P108">2. Compute the life to recover by applying the <text:s/>standard recovering rate to the actual life (minion life remaining in that moment).</text:p>
            </text:list-item>
            <text:list-item>
              <text:p text:style-name="P108">3. Sum up the <text:span text:style-name="T116">life to recover to the actual life</text:span></text:p>
            </text:list-item>
            <text:list-item>
              <text:p text:style-name="P109">4. Queue to the bottom the minion recovered</text:p>
            </text:list-item>
          </text:list>
          <text:p text:style-name="P106">It is possible to choose a % of the computed recovering rate, in order to increase/decrease the difficulty of the game <text:span text:style-name="T113">(in the range of [0,100])</text:span>.</text:p>
          <text:p text:style-name="P152"><text:span text:style-name="T70">The recovering rate compute the life to sum up with the </text:span><text:span text:style-name="T77">actual</text:span><text:span text:style-name="T70"> life (see later on to better understand how),</text:span></text:p>
          <text:p text:style-name="P152"><text:span text:style-name="T70">A minion recovered </text:span><text:span text:style-name="T71">is enqueued </text:span><text:span text:style-name="T78">to</text:span><text:span text:style-name="T71"> the bottom </text:span><text:span text:style-name="T79">of the queue</text:span><text:span text:style-name="T71">.</text:span></text:p>
        </text:list-item>
      </text:list>
      <text:p text:style-name="P40"/>
      <text:list xml:id="list170133348638989" text:continue-numbering="true" text:style-name="L2">
        <text:list-item>
          <text:p text:style-name="P136">Queues <text:span text:style-name="T125">for minions and bosses</text:span>:</text:p>
          <text:p text:style-name="P110">Are used 2 different queues for the two types of exisiting opponents, one for minions and one for bosses.</text:p>
          <text:p text:style-name="P110">The queues type is FIFO order of unlimited capacity.</text:p>
          <text:p text:style-name="P110"/>
        </text:list-item>
        <text:list-item>
          <text:p text:style-name="P111">without minion or bosses the game cannot start (at least is possible to set that a minion/boss arrives after the end of the game, in order to simulate game with only one opponent type)</text:p>
          <text:p text:style-name="P102"/>
        </text:list-item>
      </text:list>
      <text:p text:style-name="P30"/>
      <text:p text:style-name="P58"/>
      <text:p text:style-name="P79">Preliminar Validation</text:p>
      <text:p text:style-name="P54">Analyze the assumptions to validate the correctness of the system</text:p>
      <text:p text:style-name="P58"/>
      <text:p text:style-name="P33">Before the implementation a preliminar validation is necessary to ensure that the model is correct. In particular the assumption made in the previous section are analyzed:</text:p>
      <text:list xml:id="list3585147837" text:style-name="L3">
        <text:list-header>
          <text:p text:style-name="P112"/>
          <text:p text:style-name="P112"/>
        </text:list-header>
        <text:list-item>
          <text:p text:style-name="P153"><text:span text:style-name="T73">T</text:span><text:span text:style-name="T72">he unlimited capacity of the opponent queues is a reasonable assumption, because the game is designed to fight against as many opponents as possible in the time limit determined.</text:span></text:p>
          <text:p text:style-name="P112"/>
        </text:list-item>
        <text:list-item>
          <text:p text:style-name="P154"><text:span text:style-name="T72">T</text:span><text:span text:style-name="T69">he computation of the recovering rate is made ensuring that the new life </text:span><text:span text:style-name="T74">(actual life + life to recover) will never exceed the original life. Doing is ensured to do not have a minion that never dies (infinite life).</text:span></text:p>
        </text:list-item>
      </text:list>
      <text:p text:style-name="P33"/>
      <text:p text:style-name="P33"/>
      <text:p text:style-name="P58"/>
      <text:p text:style-name="P80">Factors</text:p>
      <text:p text:style-name="P56">Factors that may affect the systems</text:p>
      <text:list xml:id="list3378173000" text:style-name="L4">
        <text:list-item>
          <text:p text:style-name="P113">Minion <text:span text:style-name="T1">Arrival Time</text:span></text:p>
        </text:list-item>
        <text:list-item>
          <text:p text:style-name="P113">Minion <text:span text:style-name="T1">Service Time (Life)</text:span></text:p>
        </text:list-item>
        <text:list-item>
          <text:p text:style-name="P114">Boss Arrival Time</text:p>
        </text:list-item>
        <text:list-item>
          <text:p text:style-name="P114">Boss Service Time (Life)</text:p>
        </text:list-item>
        <text:list-item>
          <text:p text:style-name="P114"><text:soft-page-break/>Minion/Boss Service Distribution (Exponential or Constant)</text:p>
        </text:list-item>
        <text:list-item>
          <text:p text:style-name="P155"><text:span text:style-name="T7">Recovering Rate (to set the </text:span><text:span text:style-name="T8">game mode difficulty)</text:span></text:p>
          <text:list>
            <text:list-item>
              <text:p text:style-name="P155"><text:span text:style-name="T6">example: choose between: </text:span><text:span text:style-name="T20">no-minion-recover, </text:span><text:span text:style-name="T21">100% recover rate, x% recover rate</text:span></text:p>
            </text:list-item>
          </text:list>
        </text:list-item>
        <text:list-item>
          <text:p text:style-name="P156"><text:span text:style-name="T44">T</text:span><text:span text:style-name="T43">he ratio between service/arrival time of minions and bosses (higher </text:span><text:span text:style-name="T45">ratio , more </text:span><text:span text:style-name="T43">opponents waiting in the queues)</text:span></text:p>
        </text:list-item>
      </text:list>
      <text:p text:style-name="P58"/>
      <text:p text:style-name="P66"/>
      <text:p text:style-name="P66"/>
      <text:p text:style-name="P87"/>
      <text:p text:style-name="P75">IMPLEMENTATION</text:p>
      <text:p text:style-name="P59"/>
      <text:p text:style-name="P81">Modules</text:p>
      <text:p text:style-name="P34">The following modules have been defined:</text:p>
      <text:list xml:id="list3553677280" text:style-name="L5">
        <text:list-item>
          <text:p text:style-name="P137">Boss:</text:p>
          <text:p text:style-name="P115">simple module which randomly generates opponents of type “Boss” with interarrival time and service time according to the specific distribution (constant time or with an exponential distribution).</text:p>
        </text:list-item>
        <text:list-item>
          <text:p text:style-name="P137">Minion:</text:p>
          <text:p text:style-name="P171"><text:span text:style-name="T75">simple module which randomly generates opponents of type “</text:span><text:span text:style-name="T76">Minion</text:span><text:span text:style-name="T75">” with interarrival time and service time according to the specific distribution (constant time or with an exponential distribution).</text:span></text:p>
        </text:list-item>
      </text:list>
      <text:p text:style-name="P35"/>
      <text:p text:style-name="P100"><text:span text:style-name="T75">F</text:span><text:span text:style-name="T76">or the sake of simplicity and to make clearer the use of parameters Boss and Mini</text:span><text:span text:style-name="T80">on</text:span><text:span text:style-name="T76"> are defined in two different modules, even if they has almost the same code.</text:span></text:p>
      <text:p text:style-name="P41"/>
      <text:list xml:id="list170132592064556" text:continue-numbering="true" text:style-name="L5">
        <text:list-item>
          <text:p text:style-name="P137">Player:</text:p>
          <text:p text:style-name="P116">The module that simulates the behavior of the player. It choose with which opponent to fight, <text:span text:style-name="T117">manage the priorities (fight always when a boss is present) and the recovering of the minions.</text:span></text:p>
        </text:list-item>
      </text:list>
      <text:p text:style-name="P36"/>
      <text:p text:style-name="P82"/>
      <text:p text:style-name="P81"/>
      <text:p text:style-name="P81">Messages</text:p>
      <text:p text:style-name="P37">A new format of message has been defined, named “Opponent Message”. It contains the service time for each opponent, that represent the life time (simtime_t type).</text:p>
      <text:p text:style-name="P37">This new type of message is used to represent an opponent, saving for each its life.</text:p>
      <text:p text:style-name="P81"/>
      <text:p text:style-name="P81">Modules Behaviour</text:p>
      <text:p text:style-name="P63"/>
      <text:p text:style-name="P64">Boss and Minion:</text:p>
      <text:p text:style-name="P25">This <text:span text:style-name="T118">two modules behave similarly but one is used to generate opponents of type “boss” and the other is to generate opponets of type “minion”, the functionalities are the following for both modules:</text:span></text:p>
      <text:list xml:id="list491534026" text:style-name="L6">
        <text:list-item>
          <text:p text:style-name="P118">Generate a random number from the selected interarrival distribution (exponential or constant) and set a timer accordingly.</text:p>
        </text:list-item>
        <text:list-item>
          <text:p text:style-name="P118">When the timer goes off, generate a random number from the selected service time distribution (exponential or constant).</text:p>
        </text:list-item>
        <text:list-item>
          <text:p text:style-name="P118">Send a message to Player module with the generated service time.</text:p>
        </text:list-item>
      </text:list>
      <text:p text:style-name="P63"/>
      <text:p text:style-name="P65">Player:</text:p>
      <text:p text:style-name="P26">The functionalities for the Player module are the following:</text:p>
      <text:list xml:id="list1001480698" text:style-name="L7">
        <text:list-item>
          <text:p text:style-name="P119">When it receives a message from Minion or Boss modules, it pushes it in the proper FIFO queue (std::queue):</text:p>
          <text:list>
            <text:list-item>
              <text:p text:style-name="P120">If receives a Minion Message it checks if the minion and boss queues are empty, if so it start to process the minion message (start the fight against the minion).</text:p>
            </text:list-item>
            <text:list-item>
              <text:p text:style-name="P120">If receives a Boss Message it checks if is serving a minion process, if so it stop the process of the minion, recover the minion (described below) and start to process the boss message (start the fight against the boss) .</text:p>
              <text:p text:style-name="P120"/>
            </text:list-item>
          </text:list>
        </text:list-item>
        <text:list-item>
          <text:p text:style-name="P121"><text:soft-page-break/>When a minion has to be recovered <text:span text:style-name="T119">it computes the life to recover (by calling a specific function, that makes the computation described in the “modeling” section), sum up the actual life and the life to recover and push again the minion in the queue.</text:span></text:p>
          <text:p text:style-name="P121"/>
        </text:list-item>
        <text:list-item>
          <text:p text:style-name="P122">In order to process a message (fight againts an opponent), the Player reads its service time (life) and set a timer (are used 2 different timers for boss and minion messages). <text:span text:style-name="T120">When the timer goes off the Player extract the message/opponent from its queue </text:span><text:span text:style-name="T121">and delete it (opponent defeated).</text:span><text:span text:style-name="T120"> </text:span></text:p>
          <text:p text:style-name="P122"/>
        </text:list-item>
        <text:list-item>
          <text:p text:style-name="P123">It also records statistics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22">It also record statistics </text:span><text:span text:style-name="T123">about the total number of minions and bosses defeated.</text:span></text:p>
        </text:list-item>
      </text:list>
      <text:p text:style-name="P27"/>
      <text:p text:style-name="P27"/>
      <text:p text:style-name="P88"/>
      <text:p text:style-name="P75">VERIFICATION</text:p>
      <text:p text:style-name="P53">Tests made to verify <text:span text:style-name="T83">if the</text:span> implementation <text:span text:style-name="T83">reflects correctly the model</text:span></text:p>
      <text:p text:style-name="P53"/>
      <text:p text:style-name="P83">Deterministic and Simple Cases <text:span text:style-name="T89">(Constant Arrival/</text:span><text:span text:style-name="T90">Service</text:span><text:span text:style-name="T89"> Time)</text:span></text:p>
      <text:p text:style-name="P5"><text:span text:style-name="T84">Test m</text:span>ade by deterministic and simple cases (predicted values with constant inter-arrival and service time)</text:p>
      <text:p text:style-name="P6">All test are made by using graphical environments (Qtenv) and debugging prints.</text:p>
      <text:p text:style-name="P6"><text:s/></text:p>
      <text:list xml:id="list234129707" text:style-name="L8">
        <text:list-item>
          <text:p text:style-name="P138"><text:span text:style-name="T85">Easy Game Mode:</text:span> no minion recover, low minion <text:span text:style-name="T91">and </text:span>boss <text:span text:style-name="T91">service</text:span>/<text:span text:style-name="T91">arrival ratio</text:span>:</text:p>
          <text:p text:style-name="P124">as expected <text:span text:style-name="T88">the player defeats in time all minions before a boss arrives, so the minion recover never happen. </text:span></text:p>
          <text:p text:style-name="P125">Since the player defeats easily Minion and Bosses is congruent with the assumption that the game mode is Easy <text:span text:style-name="T92">(at most 1 boss and 1 minion in the queues)</text:span>.</text:p>
          <text:p text:style-name="P125"/>
        </text:list-item>
        <text:list-item>
          <text:p text:style-name="P157"><text:span text:style-name="T23">Medium Game Mode: </text:span><text:span text:style-name="T24">50% minion recover rate, medium minion/boss </text:span><text:span text:style-name="T25">service/arrival ratio</text:span><text:span text:style-name="T23"> </text:span></text:p>
          <text:p text:style-name="P158"><text:span text:style-name="T10">a</text:span><text:span text:style-name="T11">s expected the large amount of minion arriving does not allow the player to defeat them before boss or other minions arrives, the bosses are all defeated for the priority that the player has but minions accumulate in the queue (in our example </text:span><text:span text:style-name="T12">1000</text:span><text:span text:style-name="T11"> minions and 0 boss in the queues).</text:span></text:p>
          <text:p text:style-name="P126"/>
        </text:list-item>
        <text:list-item>
          <text:p text:style-name="P139">Hard Game Mode: 100% minion recover rate, high minion boss service/arrival ratio</text:p>
          <text:p text:style-name="P127">large amount of minions and bosses arriving. The player is not able do defeat them before the end of the game </text:p>
          <text:p text:style-name="P127">(100 bosses and 2000 minions in the queues)</text:p>
          <text:p text:style-name="P139"/>
        </text:list-item>
      </text:list>
      <text:p text:style-name="P83">Degeneracy Test</text:p>
      <text:p text:style-name="P7">The degeneracy tests verifies the behavior of the simulation with parameters set to 0 values.</text:p>
      <text:p text:style-name="P60"/>
      <text:list xml:id="list1220322315" text:style-name="L9">
        <text:list-item>
          <text:p text:style-name="P159"><text:span text:style-name="T26">Minion/Boss </text:span><text:span text:style-name="T27">service</text:span><text:span text:style-name="T28">(life)</text:span><text:span text:style-name="T26"> rate = 0 </text:span></text:p>
          <text:p text:style-name="P160"><text:span text:style-name="T56">The program end the simulation because </text:span><text:span text:style-name="T60">with life=0 there are no minions or bosses to fight and </text:span><text:span text:style-name="T56">without minion</text:span><text:span text:style-name="T57">s</text:span><text:span text:style-name="T56"> or bosses the videogame cannot start (</text:span><text:span text:style-name="T67">METTERLO NELLE ASSUMPTIONS!!!)</text:span></text:p>
        </text:list-item>
        <text:list-item>
          <text:p text:style-name="P140">Minion/Boss arrival rate = 0</text:p>
          <text:p text:style-name="P161"><text:span text:style-name="T56">If the minions and bosses arrives at time 0 every time the simulation would be infinite, so this case is handle</text:span><text:span text:style-name="T58">d</text:span><text:span text:style-name="T56"> in </text:span><text:span text:style-name="T58">order to do not allow games with this parameter </text:span><text:span text:style-name="T59">(</text:span><text:span text:style-name="T68">METTERLO NELLE ASSUMPTIONS!!)</text:span><text:span text:style-name="T58">.</text:span><text:span text:style-name="T56"> </text:span></text:p>
        </text:list-item>
      </text:list>
      <text:p text:style-name="P60"/>
      <text:p text:style-name="P60"/>
      <text:p text:style-name="P83">Consistency Test</text:p>
      <text:p text:style-name="P7">The consistency test verifies if the system react consistently with the output (2 test differenti con arrival time e service time uno il doppio dell’altro).</text:p>
      <text:p text:style-name="P89"><text:span text:style-name="T17">The test is made by separately the boss and the minion varying parameters, in order to compare easily </text:span><text:span text:style-name="T18">against</text:span><text:span text:style-name="T17"> real working system.</text:span></text:p>
      <text:p text:style-name="P8"/>
      <text:p text:style-name="P96">Boss Varying Parameters</text:p>
      <text:p text:style-name="P2"><text:soft-page-break/>2 different kind of tests are made, when the <text:span text:style-name="T86">arrival time is less then the service tim</text:span>e (in order to study when the opponents are enqueued, we can call it hard game mode) and when the <text:span text:style-name="T86">arrival time is greather </text:span><text:span text:style-name="T87">than the serivce time</text:span> (in order to study when the waiting time is 0, we can call it easy game mode).</text:p>
      <text:p text:style-name="P2"/>
      <text:p text:style-name="P42">Test 1: Number of bosses defeated</text:p>
      <text:p text:style-name="P3">the test is made by having the arrival mean less than the service, and decreasing the service mean the number of bosses defeated increases (as is expected: if the boss life decrease the player defeats more bosses).</text:p>
      <text:p text:style-name="P4">The test was made with constant and exponential interarrival time.</text:p>
      <text:p text:style-name="P43"/>
      <text:list xml:id="list282984689" text:style-name="L10">
        <text:list-item>
          <text:p text:style-name="P141">Test 1.<text:span text:style-name="T96">1</text:span></text:p>
          <text:p text:style-name="P141">Bosses: Arrival mean = <text:span text:style-name="T93">1</text:span>, Service mean = <text:span text:style-name="T93">3</text:span></text:p>
          <text:p text:style-name="P128"><text:tab/></text:p>
        </text:list-item>
        <text:list-item>
          <text:p text:style-name="P141">Test <text:span text:style-name="T96">1.</text:span>2</text:p>
          <text:p text:style-name="P141">Bosses: Arrival mean = <text:span text:style-name="T94">1</text:span>, Service mean = <text:span text:style-name="T94">2</text:span></text:p>
        </text:list-item>
      </text:list>
      <text:p text:style-name="P9"/>
      <text:p text:style-name="P9"/>
      <text:p text:style-name="P90"><text:span text:style-name="T29">Test 2: </text:span><text:span text:style-name="T36">Bosses </text:span><text:span text:style-name="T29">Mean Response Time</text:span></text:p>
      <text:p text:style-name="P10">The test is made by having the arrival mean greater than the service mean, increasing/decreasing the service mean is possible to see that the response time is consistent, almost equal to the service mean.</text:p>
      <text:p text:style-name="P10"/>
      <text:p text:style-name="P44"/>
      <text:list xml:id="list539794250" text:style-name="L11">
        <text:list-item>
          <text:p text:style-name="P143">Test <text:span text:style-name="T96">2</text:span>.<text:span text:style-name="T96">1</text:span></text:p>
          <text:p text:style-name="P162"><text:span text:style-name="T30">Bosses: Arrival mean = </text:span><text:span text:style-name="T31">1</text:span><text:span text:style-name="T32">0</text:span><text:span text:style-name="T30">, Service mean = </text:span><text:span text:style-name="T32">1</text:span></text:p>
          <text:p text:style-name="P147"/>
        </text:list-item>
        <text:list-item>
          <text:p text:style-name="P165"><text:span text:style-name="T30">T</text:span><text:span text:style-name="T22">est </text:span><text:span text:style-name="T33">2.</text:span><text:span text:style-name="T22">2</text:span></text:p>
          <text:p text:style-name="P143">Bosses: Arrival mean = <text:span text:style-name="T94">1</text:span><text:span text:style-name="T95">0</text:span>, Service mean = <text:span text:style-name="T94">2</text:span></text:p>
        </text:list-item>
      </text:list>
      <text:p text:style-name="P10"/>
      <text:p text:style-name="P9"/>
      <text:p text:style-name="P11">For both cases the <text:span text:style-name="T2">consistency is guaranteed.</text:span></text:p>
      <text:p text:style-name="P9"/>
      <text:p text:style-name="P47">Tets 3: Bosses Waiting Time</text:p>
      <text:p text:style-name="P12">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2">With this example<text:span text:style-name="T98">s</text:span> is show that the results are consistent.</text:p>
      <text:p text:style-name="P12"/>
      <text:p text:style-name="P12">*<text:span text:style-name="T103">Note: the minion arrival/service time is set in order to don’t interfere too much (example arrival time = 20, service time = 1).</text:span></text:p>
      <text:p text:style-name="P12"/>
      <text:p text:style-name="P45"/>
      <text:list xml:id="list170132884802552" text:continue-numbering="true" text:style-name="L11">
        <text:list-item>
          <text:p text:style-name="P144">Test <text:span text:style-name="T98">3.</text:span><text:span text:style-name="T96">1</text:span></text:p>
          <text:p text:style-name="P163"><text:span text:style-name="T30">Bosses: Arrival mean = </text:span><text:span text:style-name="T31">1</text:span><text:span text:style-name="T32">0</text:span><text:span text:style-name="T30">, Service mean = </text:span><text:span text:style-name="T41">2 </text:span><text:span text:style-name="T42">(waiting time: from 0.16 to 0.85)</text:span></text:p>
          <text:p text:style-name="P148"/>
        </text:list-item>
        <text:list-item>
          <text:p text:style-name="P166"><text:span text:style-name="T30">T</text:span><text:span text:style-name="T22">est </text:span><text:span text:style-name="T40">3</text:span><text:span text:style-name="T33">.</text:span><text:span text:style-name="T22">2</text:span></text:p>
          <text:p text:style-name="P144">Bosses: Arrival mean = <text:span text:style-name="T94">1</text:span><text:span text:style-name="T95">0</text:span>, Service mean = <text:span text:style-name="T99">0.01 </text:span><text:span text:style-name="T100">(waiting time = 0)</text:span></text:p>
        </text:list-item>
      </text:list>
      <text:p text:style-name="P46"/>
      <text:list xml:id="list170132967241711" text:continue-numbering="true" text:style-name="L11">
        <text:list-item>
          <text:p text:style-name="P145">Test <text:span text:style-name="T98">3.</text:span><text:span text:style-name="T101">3</text:span></text:p>
          <text:p text:style-name="P145">Bosses: Arrival mean = <text:span text:style-name="T93">1</text:span><text:span text:style-name="T95">0</text:span>, Service mean = <text:span text:style-name="T102">12 (waiting time: from 60 to 120)</text:span></text:p>
        </text:list-item>
      </text:list>
      <text:p text:style-name="P47"/>
      <text:p text:style-name="P9"/>
      <text:p text:style-name="P97">Minion Varying Parameters</text:p>
      <text:p text:style-name="P13">To allow the consistency study on minions it was decided to act as the bosses never arrives, i.e. without the minion recovering phase, in order to check minions behavior comparing with real case study.</text:p>
      <text:p text:style-name="P13"/>
      <text:p text:style-name="P91"><text:span text:style-name="T13">T</text:span><text:span text:style-name="T9">he test made are as for the boss:</text:span></text:p>
      <text:p text:style-name="P14"/>
      <text:p text:style-name="P48">Test 1: Number of Minions Defeated</text:p>
      <text:p text:style-name="P15">As for bosses, the number of minions defeated increases if their service time decreases <text:span text:style-name="T97">(more minions defeated per unit of time)</text:span></text:p>
      <text:list xml:id="list170132712736293" text:continue-list="list282984689" text:style-name="L10">
        <text:list-item>
          <text:p text:style-name="P142">Test 1.<text:span text:style-name="T96">1</text:span></text:p>
          <text:p text:style-name="P168"><text:soft-page-break/><text:span text:style-name="T34">Minions</text:span><text:span text:style-name="T30">: Arrival mean = </text:span><text:span text:style-name="T31">1</text:span><text:span text:style-name="T30">, Service mean = </text:span><text:span text:style-name="T31">3 </text:span><text:span text:style-name="T34">(</text:span><text:span text:style-name="T39">results: </text:span><text:span text:style-name="T34">from 150 to 170 </text:span><text:span text:style-name="T35">minions defeated, 5 repetitions</text:span><text:span text:style-name="T34">)</text:span></text:p>
          <text:p text:style-name="P129"><text:tab/></text:p>
        </text:list-item>
        <text:list-item>
          <text:p text:style-name="P142">Test <text:span text:style-name="T96">1.</text:span>2</text:p>
          <text:p text:style-name="P169"><text:span text:style-name="T47">Minions</text:span><text:span text:style-name="T48">: Arrival mean = </text:span><text:span text:style-name="T49">1</text:span><text:span text:style-name="T48">, Service mean = </text:span><text:span text:style-name="T49">2 </text:span><text:span text:style-name="T50">(</text:span><text:span text:style-name="T53">results: </text:span><text:span text:style-name="T50">from 230 to 260 </text:span><text:span text:style-name="T51">minions defeated, 5 repetitions</text:span><text:span text:style-name="T50">)</text:span></text:p>
        </text:list-item>
      </text:list>
      <text:p text:style-name="P49"/>
      <text:p text:style-name="P92"><text:span text:style-name="T50">T</text:span><text:span text:style-name="T46">est 2: Minions mean response time </text:span></text:p>
      <text:p text:style-name="P86"><text:span text:style-name="T46">As for bosses, </text:span><text:span text:style-name="T55">the mean response time is consistent with the service time</text:span></text:p>
      <text:list xml:id="list170133208886837" text:continue-list="list170132967241711" text:style-name="L11">
        <text:list-item>
          <text:p text:style-name="P146">Test <text:span text:style-name="T96">2</text:span>.<text:span text:style-name="T96">1</text:span></text:p>
          <text:p text:style-name="P164"><text:span text:style-name="T37">Minions</text:span><text:span text:style-name="T30">: Arrival mean = </text:span><text:span text:style-name="T31">1</text:span><text:span text:style-name="T32">0</text:span><text:span text:style-name="T30">, Service mean = </text:span><text:span text:style-name="T32">1 </text:span><text:span text:style-name="T38">(</text:span><text:span text:style-name="T39">results: </text:span><text:span text:style-name="T38">from 0.99 to 1.17)</text:span></text:p>
          <text:p text:style-name="P149"/>
        </text:list-item>
        <text:list-item>
          <text:p text:style-name="P167"><text:span text:style-name="T30">T</text:span><text:span text:style-name="T22">est </text:span><text:span text:style-name="T33">2.</text:span><text:span text:style-name="T22">2</text:span></text:p>
          <text:p text:style-name="P170"><text:span text:style-name="T52">Minions</text:span><text:span text:style-name="T48">: Arriv</text:span><text:span text:style-name="T52">al mean = 10, Service mean = 2 </text:span><text:span text:style-name="T54">(results: from 2.30 to 2.75)</text:span></text:p>
        </text:list-item>
      </text:list>
      <text:p text:style-name="P16"/>
      <text:p text:style-name="P50">Test 3: Minions waiting time</text:p>
      <text:p text:style-name="P17">As for bosses, the waiting time is consistent</text:p>
      <text:p text:style-name="P17"/>
      <text:p text:style-name="P17"/>
      <text:p text:style-name="P93"><text:span text:style-name="T107">Player Varying </text:span><text:span text:style-name="T108">parameters</text:span></text:p>
      <text:p text:style-name="P18">This test is made to study the recovering rate, in order to see if the response time and waiting time is consistent when the recovering rate is varying.</text:p>
      <text:p text:style-name="P18"/>
      <text:p text:style-name="P94"><text:span text:style-name="T14">This test is made by </text:span><text:span text:style-name="T15">changing the recovering rate (0%, </text:span><text:span text:style-name="T16">50% and 100%).</text:span></text:p>
      <text:p text:style-name="P61"/>
      <text:p text:style-name="P19">As expected, <text:s/>when there are a lot of minions recovered the response time and waiting time increase<text:span text:style-name="T104">s </text:span>with the <text:span text:style-name="T104">increasing of the </text:span>recover rate.</text:p>
      <text:p text:style-name="P19"/>
      <text:p text:style-name="P20">Tests:</text:p>
      <text:list xml:id="list1442729864" text:style-name="L12">
        <text:list-item>
          <text:p text:style-name="P130">minions: arrival mean=2, service mean=1.5</text:p>
        </text:list-item>
        <text:list-item>
          <text:p text:style-name="P131">bosses: arrival mean=10, service mean = 5</text:p>
        </text:list-item>
        <text:list-item>
          <text:p text:style-name="P132">recover rate x: </text:p>
          <text:list>
            <text:list-item>
              <text:p text:style-name="P132">test1=0%</text:p>
            </text:list-item>
            <text:list-item>
              <text:p text:style-name="P132">test2=50%</text:p>
            </text:list-item>
            <text:list-item>
              <text:p text:style-name="P132">test3=100%</text:p>
            </text:list-item>
          </text:list>
        </text:list-item>
      </text:list>
      <text:p text:style-name="P21"/>
      <text:p text:style-name="P60"/>
      <text:p text:style-name="P60"/>
      <text:p text:style-name="P83">Continuity Test</text:p>
      <text:p text:style-name="P22">The continuity test consists <text:span text:style-name="T105">of </text:span>check the correctness of the system in order to verify if changing slightly the input affect slightly the output.</text:p>
      <text:p text:style-name="P22"/>
      <text:p text:style-name="P23">It is possible to see by changing the boss parameters, <text:span text:style-name="T106">increasing the slightly the service time (from 5 to 5.1) also the mean response time increases.</text:span></text:p>
      <text:p text:style-name="P60"/>
      <text:p text:style-name="P62"/>
      <text:p text:style-name="P84">Monotonicity Test</text:p>
      <text:p text:style-name="P62">???<text:span text:style-name="T109">Controllare se farlo o meno???</text:span></text:p>
      <text:p text:style-name="P24">This test consists in assessing the monotonocity of some KPIs by changing some factors.</text:p>
      <text:p text:style-name="P24">In particular mean waiting time and mean response time were studied.</text:p>
      <text:p text:style-name="P24"/>
      <text:p text:style-name="P95"><text:span text:style-name="T19">B</text:span><text:span text:style-name="T9">y changing the recover rate for the minions and fixing the other parameters the increase of the response time is expected.</text:span></text:p>
      <text:p text:style-name="P62"/>
      <text:p text:style-name="P60"/>
      <text:p text:style-name="P83">Verification Against Theoretical Model</text:p>
      <text:p text:style-name="P60"/>
      <text:p text:style-name="P98"/>
      <text:p text:style-name="P98"/>
      <text:p text:style-name="P98"/>
      <text:p text:style-name="P69"><text:soft-page-break/>FACTORS CALIBRATION </text:p>
      <text:p text:style-name="P77">Scenario Calibration</text:p>
      <text:p text:style-name="P31">The aim of this part is to fix the intervals of the factors to correctly reproduce the behavior of the real system.</text:p>
      <text:p text:style-name="P31"/>
      <text:p text:style-name="P77"/>
      <text:p text:style-name="P77">Calibration of Warm-Up Period</text:p>
      <text:p text:style-name="P72"/>
      <text:p text:style-name="P72"/>
      <text:p text:style-name="P72"/>
      <text:p text:style-name="P72"/>
      <text:p text:style-name="P70">SIMULATION EXPERIMENTS</text:p>
      <text:p text:style-name="P73"/>
      <text:p text:style-name="P73"/>
      <text:p text:style-name="P73"/>
      <text:p text:style-name="P73"/>
      <text:p text:style-name="P71">CONCLUSIONS</text:p>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23T17:01:31.142993262</dc:date>
    <meta:editing-duration>PT22H10M38S</meta:editing-duration>
    <meta:editing-cycles>166</meta:editing-cycles>
    <meta:generator>LibreOffice/6.4.7.2$Linux_X86_64 LibreOffice_project/40$Build-2</meta:generator>
    <meta:document-statistic meta:table-count="0" meta:image-count="0" meta:object-count="0" meta:page-count="7" meta:paragraph-count="200" meta:word-count="2614" meta:character-count="14880" meta:non-whitespace-character-count="12531"/>
  </office:meta>
</office:document-meta>
</file>